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$139,100</text:p>
          </table:table-cell>
          <table:table-cell table:formula="of:=MID([.B2]; 2; LEN([.B2])-1)" office:value-type="string" office:string-value="139,100" calcext:value-type="string">
            <text:p>139,100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$115,700</text:p>
          </table:table-cell>
          <table:table-cell table:formula="of:=MID([.B3]; 2; LEN([.B3])-1)" office:value-type="string" office:string-value="115,700" calcext:value-type="string">
            <text:p>115,70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$110,300</text:p>
          </table:table-cell>
          <table:table-cell table:formula="of:=MID([.B4]; 2; LEN([.B4])-1)" office:value-type="string" office:string-value="110,300" calcext:value-type="string">
            <text:p>110,30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$93,400</text:p>
          </table:table-cell>
          <table:table-cell table:formula="of:=MID([.B5]; 2; LEN([.B5])-1)" office:value-type="string" office:string-value="93,400" calcext:value-type="string">
            <text:p>93,4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$89,700</text:p>
          </table:table-cell>
          <table:table-cell table:formula="of:=MID([.B6]; 2; LEN([.B6])-1)" office:value-type="string" office:string-value="89,700" calcext:value-type="string">
            <text:p>89,700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$85,300</text:p>
          </table:table-cell>
          <table:table-cell table:formula="of:=MID([.B7]; 2; LEN([.B7])-1)" office:value-type="string" office:string-value="85,300" calcext:value-type="string">
            <text:p>85,300</text:p>
          </table:table-cell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$84,600</text:p>
          </table:table-cell>
          <table:table-cell table:formula="of:=MID([.B8]; 2; LEN([.B8])-1)" office:value-type="string" office:string-value="84,600" calcext:value-type="string">
            <text:p>84,600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$81,800</text:p>
          </table:table-cell>
          <table:table-cell table:formula="of:=MID([.B9]; 2; LEN([.B9])-1)" office:value-type="string" office:string-value="81,800" calcext:value-type="string">
            <text:p>81,800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$73,600</text:p>
          </table:table-cell>
          <table:table-cell table:formula="of:=MID([.B10]; 2; LEN([.B10])-1)" office:value-type="string" office:string-value="73,600" calcext:value-type="string">
            <text:p>73,600</text:p>
          </table:table-cell>
        </table:table-row>
        <table:table-row table:style-name="ro1">
          <table:table-cell office:value-type="string" calcext:value-type="string">
            <text:p>Falkland Islands (Islas Malvinas)</text:p>
          </table:table-cell>
          <table:table-cell office:value-type="string" calcext:value-type="string">
            <text:p>$70,800</text:p>
          </table:table-cell>
          <table:table-cell table:formula="of:=MID([.B11]; 2; LEN([.B11])-1)" office:value-type="string" office:string-value="70,800" calcext:value-type="string">
            <text:p>70,80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$68,400</text:p>
          </table:table-cell>
          <table:table-cell table:formula="of:=MID([.B12]; 2; LEN([.B12])-1)" office:value-type="string" office:string-value="68,400" calcext:value-type="string">
            <text:p>68,40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$67,100</text:p>
          </table:table-cell>
          <table:table-cell table:formula="of:=MID([.B13]; 2; LEN([.B13])-1)" office:value-type="string" office:string-value="67,100" calcext:value-type="string">
            <text:p>67,1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$63,600</text:p>
          </table:table-cell>
          <table:table-cell table:formula="of:=MID([.B14]; 2; LEN([.B14])-1)" office:value-type="string" office:string-value="63,600" calcext:value-type="string">
            <text:p>63,600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$62,200</text:p>
          </table:table-cell>
          <table:table-cell table:formula="of:=MID([.B15]; 2; LEN([.B15])-1)" office:value-type="string" office:string-value="62,200" calcext:value-type="string">
            <text:p>62,200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$61,700</text:p>
          </table:table-cell>
          <table:table-cell table:formula="of:=MID([.B16]; 2; LEN([.B16])-1)" office:value-type="string" office:string-value="61,700" calcext:value-type="string">
            <text:p>61,70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$60,800</text:p>
          </table:table-cell>
          <table:table-cell table:formula="of:=MID([.B17]; 2; LEN([.B17])-1)" office:value-type="string" office:string-value="60,800" calcext:value-type="string">
            <text:p>60,80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$60,200</text:p>
          </table:table-cell>
          <table:table-cell table:formula="of:=MID([.B18]; 2; LEN([.B18])-1)" office:value-type="string" office:string-value="60,200" calcext:value-type="string">
            <text:p>60,2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$56,600</text:p>
          </table:table-cell>
          <table:table-cell table:formula="of:=MID([.B19]; 2; LEN([.B19])-1)" office:value-type="string" office:string-value="56,600" calcext:value-type="string">
            <text:p>56,600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$56,200</text:p>
          </table:table-cell>
          <table:table-cell table:formula="of:=MID([.B20]; 2; LEN([.B20])-1)" office:value-type="string" office:string-value="56,200" calcext:value-type="string">
            <text:p>56,20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$55,900</text:p>
          </table:table-cell>
          <table:table-cell table:formula="of:=MID([.B21]; 2; LEN([.B21])-1)" office:value-type="string" office:string-value="55,900" calcext:value-type="string">
            <text:p>55,900</text:p>
          </table:table-cell>
        </table:table-row>
        <table:table-row table:style-name="ro1">
          <table:table-cell office:value-type="string" calcext:value-type="string">
            <text:p>Macau</text:p>
          </table:table-cell>
          <table:table-cell office:value-type="string" calcext:value-type="string">
            <text:p>$54,800</text:p>
          </table:table-cell>
          <table:table-cell table:formula="of:=MID([.B22]; 2; LEN([.B22])-1)" office:value-type="string" office:string-value="54,800" calcext:value-type="string">
            <text:p>54,80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$54,200</text:p>
          </table:table-cell>
          <table:table-cell table:formula="of:=MID([.B23]; 2; LEN([.B23])-1)" office:value-type="string" office:string-value="54,200" calcext:value-type="string">
            <text:p>54,200</text:p>
          </table:table-cell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$52,500</text:p>
          </table:table-cell>
          <table:table-cell table:formula="of:=MID([.B24]; 2; LEN([.B24])-1)" office:value-type="string" office:string-value="52,500" calcext:value-type="string">
            <text:p>52,50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$52,300</text:p>
          </table:table-cell>
          <table:table-cell table:formula="of:=MID([.B25]; 2; LEN([.B25])-1)" office:value-type="string" office:string-value="52,300" calcext:value-type="string">
            <text:p>52,30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$51,900</text:p>
          </table:table-cell>
          <table:table-cell table:formula="of:=MID([.B26]; 2; LEN([.B26])-1)" office:value-type="string" office:string-value="51,900" calcext:value-type="string">
            <text:p>51,90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$50,900</text:p>
          </table:table-cell>
          <table:table-cell table:formula="of:=MID([.B27]; 2; LEN([.B27])-1)" office:value-type="string" office:string-value="50,900" calcext:value-type="string">
            <text:p>50,90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$50,700</text:p>
          </table:table-cell>
          <table:table-cell table:formula="of:=MID([.B28]; 2; LEN([.B28])-1)" office:value-type="string" office:string-value="50,700" calcext:value-type="string">
            <text:p>50,70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$49,900</text:p>
          </table:table-cell>
          <table:table-cell table:formula="of:=MID([.B29]; 2; LEN([.B29])-1)" office:value-type="string" office:string-value="49,900" calcext:value-type="string">
            <text:p>49,900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$49,900</text:p>
          </table:table-cell>
          <table:table-cell table:formula="of:=MID([.B30]; 2; LEN([.B30])-1)" office:value-type="string" office:string-value="49,900" calcext:value-type="string">
            <text:p>49,90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$48,700</text:p>
          </table:table-cell>
          <table:table-cell table:formula="of:=MID([.B31]; 2; LEN([.B31])-1)" office:value-type="string" office:string-value="48,700" calcext:value-type="string">
            <text:p>48,70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$48,200</text:p>
          </table:table-cell>
          <table:table-cell table:formula="of:=MID([.B32]; 2; LEN([.B32])-1)" office:value-type="string" office:string-value="48,200" calcext:value-type="string">
            <text:p>48,20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$47,300</text:p>
          </table:table-cell>
          <table:table-cell table:formula="of:=MID([.B33]; 2; LEN([.B33])-1)" office:value-type="string" office:string-value="47,300" calcext:value-type="string">
            <text:p>47,300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$46,200</text:p>
          </table:table-cell>
          <table:table-cell table:formula="of:=MID([.B34]; 2; LEN([.B34])-1)" office:value-type="string" office:string-value="46,200" calcext:value-type="string">
            <text:p>46,20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$45,900</text:p>
          </table:table-cell>
          <table:table-cell table:formula="of:=MID([.B35]; 2; LEN([.B35])-1)" office:value-type="string" office:string-value="45,900" calcext:value-type="string">
            <text:p>45,90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$44,300</text:p>
          </table:table-cell>
          <table:table-cell table:formula="of:=MID([.B36]; 2; LEN([.B36])-1)" office:value-type="string" office:string-value="44,300" calcext:value-type="string">
            <text:p>44,3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$42,400</text:p>
          </table:table-cell>
          <table:table-cell table:formula="of:=MID([.B37]; 2; LEN([.B37])-1)" office:value-type="string" office:string-value="42,400" calcext:value-type="string">
            <text:p>42,400</text:p>
          </table:table-cell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string" calcext:value-type="string">
            <text:p>$42,300</text:p>
          </table:table-cell>
          <table:table-cell table:formula="of:=MID([.B38]; 2; LEN([.B38])-1)" office:value-type="string" office:string-value="42,300" calcext:value-type="string">
            <text:p>42,3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$42,000</text:p>
          </table:table-cell>
          <table:table-cell table:formula="of:=MID([.B39]; 2; LEN([.B39])-1)" office:value-type="string" office:string-value="42,000" calcext:value-type="string">
            <text:p>42,000</text:p>
          </table:table-cell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$41,800</text:p>
          </table:table-cell>
          <table:table-cell table:formula="of:=MID([.B40]; 2; LEN([.B40])-1)" office:value-type="string" office:string-value="41,800" calcext:value-type="string">
            <text:p>41,80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$41,600</text:p>
          </table:table-cell>
          <table:table-cell table:formula="of:=MID([.B41]; 2; LEN([.B41])-1)" office:value-type="string" office:string-value="41,600" calcext:value-type="string">
            <text:p>41,60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$41,400</text:p>
          </table:table-cell>
          <table:table-cell table:formula="of:=MID([.B42]; 2; LEN([.B42])-1)" office:value-type="string" office:string-value="41,400" calcext:value-type="string">
            <text:p>41,40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$40,900</text:p>
          </table:table-cell>
          <table:table-cell table:formula="of:=MID([.B43]; 2; LEN([.B43])-1)" office:value-type="string" office:string-value="40,900" calcext:value-type="string">
            <text:p>40,900</text:p>
          </table:table-cell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$40,000</text:p>
          </table:table-cell>
          <table:table-cell table:formula="of:=MID([.B44]; 2; LEN([.B44])-1)" office:value-type="string" office:string-value="40,000" calcext:value-type="string">
            <text:p>40,000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$39,200</text:p>
          </table:table-cell>
          <table:table-cell table:formula="of:=MID([.B45]; 2; LEN([.B45])-1)" office:value-type="string" office:string-value="39,200" calcext:value-type="string">
            <text:p>39,20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$39,000</text:p>
          </table:table-cell>
          <table:table-cell table:formula="of:=MID([.B46]; 2; LEN([.B46])-1)" office:value-type="string" office:string-value="39,000" calcext:value-type="string">
            <text:p>39,000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$38,300</text:p>
          </table:table-cell>
          <table:table-cell table:formula="of:=MID([.B47]; 2; LEN([.B47])-1)" office:value-type="string" office:string-value="38,300" calcext:value-type="string">
            <text:p>38,30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$38,300</text:p>
          </table:table-cell>
          <table:table-cell table:formula="of:=MID([.B48]; 2; LEN([.B48])-1)" office:value-type="string" office:string-value="38,300" calcext:value-type="string">
            <text:p>38,30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$37,700</text:p>
          </table:table-cell>
          <table:table-cell table:formula="of:=MID([.B49]; 2; LEN([.B49])-1)" office:value-type="string" office:string-value="37,700" calcext:value-type="string">
            <text:p>37,700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$37,500</text:p>
          </table:table-cell>
          <table:table-cell table:formula="of:=MID([.B50]; 2; LEN([.B50])-1)" office:value-type="string" office:string-value="37,500" calcext:value-type="string">
            <text:p>37,500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$37,000</text:p>
          </table:table-cell>
          <table:table-cell table:formula="of:=MID([.B51]; 2; LEN([.B51])-1)" office:value-type="string" office:string-value="37,000" calcext:value-type="string">
            <text:p>37,0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$36,700</text:p>
          </table:table-cell>
          <table:table-cell table:formula="of:=MID([.B52]; 2; LEN([.B52])-1)" office:value-type="string" office:string-value="36,700" calcext:value-type="string">
            <text:p>36,70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$36,500</text:p>
          </table:table-cell>
          <table:table-cell table:formula="of:=MID([.B53]; 2; LEN([.B53])-1)" office:value-type="string" office:string-value="36,500" calcext:value-type="string">
            <text:p>36,5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$36,200</text:p>
          </table:table-cell>
          <table:table-cell table:formula="of:=MID([.B54]; 2; LEN([.B54])-1)" office:value-type="string" office:string-value="36,200" calcext:value-type="string">
            <text:p>36,20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$35,600</text:p>
          </table:table-cell>
          <table:table-cell table:formula="of:=MID([.B55]; 2; LEN([.B55])-1)" office:value-type="string" office:string-value="35,600" calcext:value-type="string">
            <text:p>35,600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$35,600</text:p>
          </table:table-cell>
          <table:table-cell table:formula="of:=MID([.B56]; 2; LEN([.B56])-1)" office:value-type="string" office:string-value="35,600" calcext:value-type="string">
            <text:p>35,600</text:p>
          </table:table-cell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string" calcext:value-type="string">
            <text:p>$35,300</text:p>
          </table:table-cell>
          <table:table-cell table:formula="of:=MID([.B57]; 2; LEN([.B57])-1)" office:value-type="string" office:string-value="35,300" calcext:value-type="string">
            <text:p>35,300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$34,200</text:p>
          </table:table-cell>
          <table:table-cell table:formula="of:=MID([.B58]; 2; LEN([.B58])-1)" office:value-type="string" office:string-value="34,200" calcext:value-type="string">
            <text:p>34,200</text:p>
          </table:table-cell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$34,000</text:p>
          </table:table-cell>
          <table:table-cell table:formula="of:=MID([.B59]; 2; LEN([.B59])-1)" office:value-type="string" office:string-value="34,000" calcext:value-type="string">
            <text:p>34,000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$33,400</text:p>
          </table:table-cell>
          <table:table-cell table:formula="of:=MID([.B60]; 2; LEN([.B60])-1)" office:value-type="string" office:string-value="33,400" calcext:value-type="string">
            <text:p>33,40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$32,200</text:p>
          </table:table-cell>
          <table:table-cell table:formula="of:=MID([.B61]; 2; LEN([.B61])-1)" office:value-type="string" office:string-value="32,200" calcext:value-type="string">
            <text:p>32,20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$32,200</text:p>
          </table:table-cell>
          <table:table-cell table:formula="of:=MID([.B62]; 2; LEN([.B62])-1)" office:value-type="string" office:string-value="32,200" calcext:value-type="string">
            <text:p>32,200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$31,100</text:p>
          </table:table-cell>
          <table:table-cell table:formula="of:=MID([.B63]; 2; LEN([.B63])-1)" office:value-type="string" office:string-value="31,100" calcext:value-type="string">
            <text:p>31,100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$31,000</text:p>
          </table:table-cell>
          <table:table-cell table:formula="of:=MID([.B64]; 2; LEN([.B64])-1)" office:value-type="string" office:string-value="31,000" calcext:value-type="string">
            <text:p>31,000</text:p>
          </table:table-cell>
        </table:table-row>
        <table:table-row table:style-name="ro1">
          <table:table-cell office:value-type="string" calcext:value-type="string">
            <text:p>Bahamas, The</text:p>
          </table:table-cell>
          <table:table-cell office:value-type="string" calcext:value-type="string">
            <text:p>$30,800</text:p>
          </table:table-cell>
          <table:table-cell table:formula="of:=MID([.B65]; 2; LEN([.B65])-1)" office:value-type="string" office:string-value="30,800" calcext:value-type="string">
            <text:p>30,800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$30,300</text:p>
          </table:table-cell>
          <table:table-cell table:formula="of:=MID([.B66]; 2; LEN([.B66])-1)" office:value-type="string" office:string-value="30,300" calcext:value-type="string">
            <text:p>30,30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$29,900</text:p>
          </table:table-cell>
          <table:table-cell table:formula="of:=MID([.B67]; 2; LEN([.B67])-1)" office:value-type="string" office:string-value="29,900" calcext:value-type="string">
            <text:p>29,900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$28,800</text:p>
          </table:table-cell>
          <table:table-cell table:formula="of:=MID([.B68]; 2; LEN([.B68])-1)" office:value-type="string" office:string-value="28,800" calcext:value-type="string">
            <text:p>28,800</text:p>
          </table:table-cell>
        </table:table-row>
        <table:table-row table:style-name="ro1">
          <table:table-cell office:value-type="string" calcext:value-type="string">
            <text:p>Turkey (Turkiye)</text:p>
          </table:table-cell>
          <table:table-cell office:value-type="string" calcext:value-type="string">
            <text:p>$28,400</text:p>
          </table:table-cell>
          <table:table-cell table:formula="of:=MID([.B69]; 2; LEN([.B69])-1)" office:value-type="string" office:string-value="28,400" calcext:value-type="string">
            <text:p>28,40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$27,300</text:p>
          </table:table-cell>
          <table:table-cell table:formula="of:=MID([.B70]; 2; LEN([.B70])-1)" office:value-type="string" office:string-value="27,300" calcext:value-type="string">
            <text:p>27,300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$27,300</text:p>
          </table:table-cell>
          <table:table-cell table:formula="of:=MID([.B71]; 2; LEN([.B71])-1)" office:value-type="string" office:string-value="27,300" calcext:value-type="string">
            <text:p>27,300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$26,500</text:p>
          </table:table-cell>
          <table:table-cell table:formula="of:=MID([.B72]; 2; LEN([.B72])-1)" office:value-type="string" office:string-value="26,500" calcext:value-type="string">
            <text:p>26,50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string" calcext:value-type="string">
            <text:p>$26,500</text:p>
          </table:table-cell>
          <table:table-cell table:formula="of:=MID([.B73]; 2; LEN([.B73])-1)" office:value-type="string" office:string-value="26,500" calcext:value-type="string">
            <text:p>26,50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$26,400</text:p>
          </table:table-cell>
          <table:table-cell table:formula="of:=MID([.B74]; 2; LEN([.B74])-1)" office:value-type="string" office:string-value="26,400" calcext:value-type="string">
            <text:p>26,40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$25,400</text:p>
          </table:table-cell>
          <table:table-cell table:formula="of:=MID([.B75]; 2; LEN([.B75])-1)" office:value-type="string" office:string-value="25,400" calcext:value-type="string">
            <text:p>25,4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$25,300</text:p>
          </table:table-cell>
          <table:table-cell table:formula="of:=MID([.B76]; 2; LEN([.B76])-1)" office:value-type="string" office:string-value="25,300" calcext:value-type="string">
            <text:p>25,300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string" calcext:value-type="string">
            <text:p>$24,502</text:p>
          </table:table-cell>
          <table:table-cell table:formula="of:=MID([.B77]; 2; LEN([.B77])-1)" office:value-type="string" office:string-value="24,502" calcext:value-type="string">
            <text:p>24,502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$24,500</text:p>
          </table:table-cell>
          <table:table-cell table:formula="of:=MID([.B78]; 2; LEN([.B78])-1)" office:value-type="string" office:string-value="24,500" calcext:value-type="string">
            <text:p>24,500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$24,500</text:p>
          </table:table-cell>
          <table:table-cell table:formula="of:=MID([.B79]; 2; LEN([.B79])-1)" office:value-type="string" office:string-value="24,500" calcext:value-type="string">
            <text:p>24,500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$24,400</text:p>
          </table:table-cell>
          <table:table-cell table:formula="of:=MID([.B80]; 2; LEN([.B80])-1)" office:value-type="string" office:string-value="24,400" calcext:value-type="string">
            <text:p>24,40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$23,700</text:p>
          </table:table-cell>
          <table:table-cell table:formula="of:=MID([.B81]; 2; LEN([.B81])-1)" office:value-type="string" office:string-value="23,700" calcext:value-type="string">
            <text:p>23,7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$23,300</text:p>
          </table:table-cell>
          <table:table-cell table:formula="of:=MID([.B82]; 2; LEN([.B82])-1)" office:value-type="string" office:string-value="23,300" calcext:value-type="string">
            <text:p>23,300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$23,300</text:p>
          </table:table-cell>
          <table:table-cell table:formula="of:=MID([.B83]; 2; LEN([.B83])-1)" office:value-type="string" office:string-value="23,300" calcext:value-type="string">
            <text:p>23,300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$22,400</text:p>
          </table:table-cell>
          <table:table-cell table:formula="of:=MID([.B84]; 2; LEN([.B84])-1)" office:value-type="string" office:string-value="22,400" calcext:value-type="string">
            <text:p>22,400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$21,600</text:p>
          </table:table-cell>
          <table:table-cell table:formula="of:=MID([.B85]; 2; LEN([.B85])-1)" office:value-type="string" office:string-value="21,600" calcext:value-type="string">
            <text:p>21,600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$21,100</text:p>
          </table:table-cell>
          <table:table-cell table:formula="of:=MID([.B86]; 2; LEN([.B86])-1)" office:value-type="string" office:string-value="21,100" calcext:value-type="string">
            <text:p>21,10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$19,700</text:p>
          </table:table-cell>
          <table:table-cell table:formula="of:=MID([.B87]; 2; LEN([.B87])-1)" office:value-type="string" office:string-value="19,700" calcext:value-type="string">
            <text:p>19,70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$19,700</text:p>
          </table:table-cell>
          <table:table-cell table:formula="of:=MID([.B88]; 2; LEN([.B88])-1)" office:value-type="string" office:string-value="19,700" calcext:value-type="string">
            <text:p>19,700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$19,500</text:p>
          </table:table-cell>
          <table:table-cell table:formula="of:=MID([.B89]; 2; LEN([.B89])-1)" office:value-type="string" office:string-value="19,500" calcext:value-type="string">
            <text:p>19,500</text:p>
          </table:table-cell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string" calcext:value-type="string">
            <text:p>$19,300</text:p>
          </table:table-cell>
          <table:table-cell table:formula="of:=MID([.B90]; 2; LEN([.B90])-1)" office:value-type="string" office:string-value="19,300" calcext:value-type="string">
            <text:p>19,30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$19,100</text:p>
          </table:table-cell>
          <table:table-cell table:formula="of:=MID([.B91]; 2; LEN([.B91])-1)" office:value-type="string" office:string-value="19,100" calcext:value-type="string">
            <text:p>19,10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$18,700</text:p>
          </table:table-cell>
          <table:table-cell table:formula="of:=MID([.B92]; 2; LEN([.B92])-1)" office:value-type="string" office:string-value="18,700" calcext:value-type="string">
            <text:p>18,700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$18,300</text:p>
          </table:table-cell>
          <table:table-cell table:formula="of:=MID([.B93]; 2; LEN([.B93])-1)" office:value-type="string" office:string-value="18,300" calcext:value-type="string">
            <text:p>18,30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$18,200</text:p>
          </table:table-cell>
          <table:table-cell table:formula="of:=MID([.B94]; 2; LEN([.B94])-1)" office:value-type="string" office:string-value="18,200" calcext:value-type="string">
            <text:p>18,20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$18,000</text:p>
          </table:table-cell>
          <table:table-cell table:formula="of:=MID([.B95]; 2; LEN([.B95])-1)" office:value-type="string" office:string-value="18,000" calcext:value-type="string">
            <text:p>18,00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$17,900</text:p>
          </table:table-cell>
          <table:table-cell table:formula="of:=MID([.B96]; 2; LEN([.B96])-1)" office:value-type="string" office:string-value="17,900" calcext:value-type="string">
            <text:p>17,900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$17,600</text:p>
          </table:table-cell>
          <table:table-cell table:formula="of:=MID([.B97]; 2; LEN([.B97])-1)" office:value-type="string" office:string-value="17,600" calcext:value-type="string">
            <text:p>17,60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$17,300</text:p>
          </table:table-cell>
          <table:table-cell table:formula="of:=MID([.B98]; 2; LEN([.B98])-1)" office:value-type="string" office:string-value="17,300" calcext:value-type="string">
            <text:p>17,30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$17,000</text:p>
          </table:table-cell>
          <table:table-cell table:formula="of:=MID([.B99]; 2; LEN([.B99])-1)" office:value-type="string" office:string-value="17,000" calcext:value-type="string">
            <text:p>17,000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$17,000</text:p>
          </table:table-cell>
          <table:table-cell table:formula="of:=MID([.B100]; 2; LEN([.B100])-1)" office:value-type="string" office:string-value="17,000" calcext:value-type="string">
            <text:p>17,000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$17,000</text:p>
          </table:table-cell>
          <table:table-cell table:formula="of:=MID([.B101]; 2; LEN([.B101])-1)" office:value-type="string" office:string-value="17,000" calcext:value-type="string">
            <text:p>17,000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$16,700</text:p>
          </table:table-cell>
          <table:table-cell table:formula="of:=MID([.B102]; 2; LEN([.B102])-1)" office:value-type="string" office:string-value="16,700" calcext:value-type="string">
            <text:p>16,70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$16,400</text:p>
          </table:table-cell>
          <table:table-cell table:formula="of:=MID([.B103]; 2; LEN([.B103])-1)" office:value-type="string" office:string-value="16,400" calcext:value-type="string">
            <text:p>16,400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$16,100</text:p>
          </table:table-cell>
          <table:table-cell table:formula="of:=MID([.B104]; 2; LEN([.B104])-1)" office:value-type="string" office:string-value="16,100" calcext:value-type="string">
            <text:p>16,10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$16,000</text:p>
          </table:table-cell>
          <table:table-cell table:formula="of:=MID([.B105]; 2; LEN([.B105])-1)" office:value-type="string" office:string-value="16,000" calcext:value-type="string">
            <text:p>16,000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$15,800</text:p>
          </table:table-cell>
          <table:table-cell table:formula="of:=MID([.B106]; 2; LEN([.B106])-1)" office:value-type="string" office:string-value="15,800" calcext:value-type="string">
            <text:p>15,800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$15,500</text:p>
          </table:table-cell>
          <table:table-cell table:formula="of:=MID([.B107]; 2; LEN([.B107])-1)" office:value-type="string" office:string-value="15,500" calcext:value-type="string">
            <text:p>15,500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$15,100</text:p>
          </table:table-cell>
          <table:table-cell table:formula="of:=MID([.B108]; 2; LEN([.B108])-1)" office:value-type="string" office:string-value="15,100" calcext:value-type="string">
            <text:p>15,10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$14,400</text:p>
          </table:table-cell>
          <table:table-cell table:formula="of:=MID([.B109]; 2; LEN([.B109])-1)" office:value-type="string" office:string-value="14,400" calcext:value-type="string">
            <text:p>14,400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$14,300</text:p>
          </table:table-cell>
          <table:table-cell table:formula="of:=MID([.B110]; 2; LEN([.B110])-1)" office:value-type="string" office:string-value="14,300" calcext:value-type="string">
            <text:p>14,30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$14,100</text:p>
          </table:table-cell>
          <table:table-cell table:formula="of:=MID([.B111]; 2; LEN([.B111])-1)" office:value-type="string" office:string-value="14,100" calcext:value-type="string">
            <text:p>14,10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$14,100</text:p>
          </table:table-cell>
          <table:table-cell table:formula="of:=MID([.B112]; 2; LEN([.B112])-1)" office:value-type="string" office:string-value="14,100" calcext:value-type="string">
            <text:p>14,10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$13,700</text:p>
          </table:table-cell>
          <table:table-cell table:formula="of:=MID([.B113]; 2; LEN([.B113])-1)" office:value-type="string" office:string-value="13,700" calcext:value-type="string">
            <text:p>13,700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$13,500</text:p>
          </table:table-cell>
          <table:table-cell table:formula="of:=MID([.B114]; 2; LEN([.B114])-1)" office:value-type="string" office:string-value="13,500" calcext:value-type="string">
            <text:p>13,50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$13,400</text:p>
          </table:table-cell>
          <table:table-cell table:formula="of:=MID([.B115]; 2; LEN([.B115])-1)" office:value-type="string" office:string-value="13,400" calcext:value-type="string">
            <text:p>13,400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$13,300</text:p>
          </table:table-cell>
          <table:table-cell table:formula="of:=MID([.B116]; 2; LEN([.B116])-1)" office:value-type="string" office:string-value="13,300" calcext:value-type="string">
            <text:p>13,30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$13,000</text:p>
          </table:table-cell>
          <table:table-cell table:formula="of:=MID([.B117]; 2; LEN([.B117])-1)" office:value-type="string" office:string-value="13,000" calcext:value-type="string">
            <text:p>13,00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$12,900</text:p>
          </table:table-cell>
          <table:table-cell table:formula="of:=MID([.B118]; 2; LEN([.B118])-1)" office:value-type="string" office:string-value="12,900" calcext:value-type="string">
            <text:p>12,90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$12,600</text:p>
          </table:table-cell>
          <table:table-cell table:formula="of:=MID([.B119]; 2; LEN([.B119])-1)" office:value-type="string" office:string-value="12,600" calcext:value-type="string">
            <text:p>12,60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$12,500</text:p>
          </table:table-cell>
          <table:table-cell table:formula="of:=MID([.B120]; 2; LEN([.B120])-1)" office:value-type="string" office:string-value="12,500" calcext:value-type="string">
            <text:p>12,500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$12,400</text:p>
          </table:table-cell>
          <table:table-cell table:formula="of:=MID([.B121]; 2; LEN([.B121])-1)" office:value-type="string" office:string-value="12,400" calcext:value-type="string">
            <text:p>12,40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$12,400</text:p>
          </table:table-cell>
          <table:table-cell table:formula="of:=MID([.B122]; 2; LEN([.B122])-1)" office:value-type="string" office:string-value="12,400" calcext:value-type="string">
            <text:p>12,40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$12,300</text:p>
          </table:table-cell>
          <table:table-cell table:formula="of:=MID([.B123]; 2; LEN([.B123])-1)" office:value-type="string" office:string-value="12,300" calcext:value-type="string">
            <text:p>12,300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$12,300</text:p>
          </table:table-cell>
          <table:table-cell table:formula="of:=MID([.B124]; 2; LEN([.B124])-1)" office:value-type="string" office:string-value="12,300" calcext:value-type="string">
            <text:p>12,30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$12,300</text:p>
          </table:table-cell>
          <table:table-cell table:formula="of:=MID([.B125]; 2; LEN([.B125])-1)" office:value-type="string" office:string-value="12,300" calcext:value-type="string">
            <text:p>12,300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$12,300</text:p>
          </table:table-cell>
          <table:table-cell table:formula="of:=MID([.B126]; 2; LEN([.B126])-1)" office:value-type="string" office:string-value="12,300" calcext:value-type="string">
            <text:p>12,300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$12,200</text:p>
          </table:table-cell>
          <table:table-cell table:formula="of:=MID([.B127]; 2; LEN([.B127])-1)" office:value-type="string" office:string-value="12,200" calcext:value-type="string">
            <text:p>12,200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$12,100</text:p>
          </table:table-cell>
          <table:table-cell table:formula="of:=MID([.B128]; 2; LEN([.B128])-1)" office:value-type="string" office:string-value="12,100" calcext:value-type="string">
            <text:p>12,100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$12,000</text:p>
          </table:table-cell>
          <table:table-cell table:formula="of:=MID([.B129]; 2; LEN([.B129])-1)" office:value-type="string" office:string-value="12,000" calcext:value-type="string">
            <text:p>12,000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$11,600</text:p>
          </table:table-cell>
          <table:table-cell table:formula="of:=MID([.B130]; 2; LEN([.B130])-1)" office:value-type="string" office:string-value="11,600" calcext:value-type="string">
            <text:p>11,600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$11,500</text:p>
          </table:table-cell>
          <table:table-cell table:formula="of:=MID([.B131]; 2; LEN([.B131])-1)" office:value-type="string" office:string-value="11,500" calcext:value-type="string">
            <text:p>11,5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$11,500</text:p>
          </table:table-cell>
          <table:table-cell table:formula="of:=MID([.B132]; 2; LEN([.B132])-1)" office:value-type="string" office:string-value="11,500" calcext:value-type="string">
            <text:p>11,500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$11,400</text:p>
          </table:table-cell>
          <table:table-cell table:formula="of:=MID([.B133]; 2; LEN([.B133])-1)" office:value-type="string" office:string-value="11,400" calcext:value-type="string">
            <text:p>11,4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$11,300</text:p>
          </table:table-cell>
          <table:table-cell table:formula="of:=MID([.B134]; 2; LEN([.B134])-1)" office:value-type="string" office:string-value="11,300" calcext:value-type="string">
            <text:p>11,300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$11,200</text:p>
          </table:table-cell>
          <table:table-cell table:formula="of:=MID([.B135]; 2; LEN([.B135])-1)" office:value-type="string" office:string-value="11,200" calcext:value-type="string">
            <text:p>11,200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$11,000</text:p>
          </table:table-cell>
          <table:table-cell table:formula="of:=MID([.B136]; 2; LEN([.B136])-1)" office:value-type="string" office:string-value="11,000" calcext:value-type="string">
            <text:p>11,000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$10,900</text:p>
          </table:table-cell>
          <table:table-cell table:formula="of:=MID([.B137]; 2; LEN([.B137])-1)" office:value-type="string" office:string-value="10,900" calcext:value-type="string">
            <text:p>10,900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$10,800</text:p>
          </table:table-cell>
          <table:table-cell table:formula="of:=MID([.B138]; 2; LEN([.B138])-1)" office:value-type="string" office:string-value="10,800" calcext:value-type="string">
            <text:p>10,800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$10,700</text:p>
          </table:table-cell>
          <table:table-cell table:formula="of:=MID([.B139]; 2; LEN([.B139])-1)" office:value-type="string" office:string-value="10,700" calcext:value-type="string">
            <text:p>10,70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$10,300</text:p>
          </table:table-cell>
          <table:table-cell table:formula="of:=MID([.B140]; 2; LEN([.B140])-1)" office:value-type="string" office:string-value="10,300" calcext:value-type="string">
            <text:p>10,300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$10,300</text:p>
          </table:table-cell>
          <table:table-cell table:formula="of:=MID([.B141]; 2; LEN([.B141])-1)" office:value-type="string" office:string-value="10,300" calcext:value-type="string">
            <text:p>10,300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$9,900</text:p>
          </table:table-cell>
          <table:table-cell table:formula="of:=MID([.B142]; 2; LEN([.B142])-1)" office:value-type="string" office:string-value="9,900" calcext:value-type="string">
            <text:p>9,90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$9,800</text:p>
          </table:table-cell>
          <table:table-cell table:formula="of:=MID([.B143]; 2; LEN([.B143])-1)" office:value-type="string" office:string-value="9,800" calcext:value-type="string">
            <text:p>9,80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$9,700</text:p>
          </table:table-cell>
          <table:table-cell table:formula="of:=MID([.B144]; 2; LEN([.B144])-1)" office:value-type="string" office:string-value="9,700" calcext:value-type="string">
            <text:p>9,700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$9,300</text:p>
          </table:table-cell>
          <table:table-cell table:formula="of:=MID([.B145]; 2; LEN([.B145])-1)" office:value-type="string" office:string-value="9,300" calcext:value-type="string">
            <text:p>9,300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$8,900</text:p>
          </table:table-cell>
          <table:table-cell table:formula="of:=MID([.B146]; 2; LEN([.B146])-1)" office:value-type="string" office:string-value="8,900" calcext:value-type="string">
            <text:p>8,900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$8,700</text:p>
          </table:table-cell>
          <table:table-cell table:formula="of:=MID([.B147]; 2; LEN([.B147])-1)" office:value-type="string" office:string-value="8,700" calcext:value-type="string">
            <text:p>8,700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$8,400</text:p>
          </table:table-cell>
          <table:table-cell table:formula="of:=MID([.B148]; 2; LEN([.B148])-1)" office:value-type="string" office:string-value="8,400" calcext:value-type="string">
            <text:p>8,400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$8,400</text:p>
          </table:table-cell>
          <table:table-cell table:formula="of:=MID([.B149]; 2; LEN([.B149])-1)" office:value-type="string" office:string-value="8,400" calcext:value-type="string">
            <text:p>8,400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$8,200</text:p>
          </table:table-cell>
          <table:table-cell table:formula="of:=MID([.B150]; 2; LEN([.B150])-1)" office:value-type="string" office:string-value="8,200" calcext:value-type="string">
            <text:p>8,20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$8,100</text:p>
          </table:table-cell>
          <table:table-cell table:formula="of:=MID([.B151]; 2; LEN([.B151])-1)" office:value-type="string" office:string-value="8,100" calcext:value-type="string">
            <text:p>8,10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$8,000</text:p>
          </table:table-cell>
          <table:table-cell table:formula="of:=MID([.B152]; 2; LEN([.B152])-1)" office:value-type="string" office:string-value="8,000" calcext:value-type="string">
            <text:p>8,000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$7,900</text:p>
          </table:table-cell>
          <table:table-cell table:formula="of:=MID([.B153]; 2; LEN([.B153])-1)" office:value-type="string" office:string-value="7,900" calcext:value-type="string">
            <text:p>7,900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$7,800</text:p>
          </table:table-cell>
          <table:table-cell table:formula="of:=MID([.B154]; 2; LEN([.B154])-1)" office:value-type="string" office:string-value="7,800" calcext:value-type="string">
            <text:p>7,800</text:p>
          </table:table-cell>
        </table:table-row>
        <table:table-row table:style-name="ro1">
          <table:table-cell office:value-type="string" calcext:value-type="string">
            <text:p>Saint Helena, Ascension, and Tristan da Cunha</text:p>
          </table:table-cell>
          <table:table-cell office:value-type="string" calcext:value-type="string">
            <text:p>$7,800</text:p>
          </table:table-cell>
          <table:table-cell table:formula="of:=MID([.B155]; 2; LEN([.B155])-1)" office:value-type="string" office:string-value="7,800" calcext:value-type="string">
            <text:p>7,80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$7,704</text:p>
          </table:table-cell>
          <table:table-cell table:formula="of:=MID([.B156]; 2; LEN([.B156])-1)" office:value-type="string" office:string-value="7,704" calcext:value-type="string">
            <text:p>7,70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$7,000</text:p>
          </table:table-cell>
          <table:table-cell table:formula="of:=MID([.B157]; 2; LEN([.B157])-1)" office:value-type="string" office:string-value="7,000" calcext:value-type="string">
            <text:p>7,000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$6,900</text:p>
          </table:table-cell>
          <table:table-cell table:formula="of:=MID([.B158]; 2; LEN([.B158])-1)" office:value-type="string" office:string-value="6,900" calcext:value-type="string">
            <text:p>6,900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$6,400</text:p>
          </table:table-cell>
          <table:table-cell table:formula="of:=MID([.B159]; 2; LEN([.B159])-1)" office:value-type="string" office:string-value="6,400" calcext:value-type="string">
            <text:p>6,40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$6,300</text:p>
          </table:table-cell>
          <table:table-cell table:formula="of:=MID([.B160]; 2; LEN([.B160])-1)" office:value-type="string" office:string-value="6,300" calcext:value-type="string">
            <text:p>6,300</text:p>
          </table:table-cell>
        </table:table-row>
        <table:table-row table:style-name="ro1">
          <table:table-cell office:value-type="string" calcext:value-type="string">
            <text:p>Gaza Strip</text:p>
          </table:table-cell>
          <table:table-cell office:value-type="string" calcext:value-type="string">
            <text:p>$6,220</text:p>
          </table:table-cell>
          <table:table-cell table:formula="of:=MID([.B161]; 2; LEN([.B161])-1)" office:value-type="string" office:string-value="6,220" calcext:value-type="string">
            <text:p>6,22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$6,200</text:p>
          </table:table-cell>
          <table:table-cell table:formula="of:=MID([.B162]; 2; LEN([.B162])-1)" office:value-type="string" office:string-value="6,200" calcext:value-type="string">
            <text:p>6,200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$6,100</text:p>
          </table:table-cell>
          <table:table-cell table:formula="of:=MID([.B163]; 2; LEN([.B163])-1)" office:value-type="string" office:string-value="6,100" calcext:value-type="string">
            <text:p>6,10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$6,100</text:p>
          </table:table-cell>
          <table:table-cell table:formula="of:=MID([.B164]; 2; LEN([.B164])-1)" office:value-type="string" office:string-value="6,100" calcext:value-type="string">
            <text:p>6,100</text:p>
          </table:table-cell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$6,004</text:p>
          </table:table-cell>
          <table:table-cell table:formula="of:=MID([.B165]; 2; LEN([.B165])-1)" office:value-type="string" office:string-value="6,004" calcext:value-type="string">
            <text:p>6,00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$6,000</text:p>
          </table:table-cell>
          <table:table-cell table:formula="of:=MID([.B166]; 2; LEN([.B166])-1)" office:value-type="string" office:string-value="6,000" calcext:value-type="string">
            <text:p>6,000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$5,800</text:p>
          </table:table-cell>
          <table:table-cell table:formula="of:=MID([.B167]; 2; LEN([.B167])-1)" office:value-type="string" office:string-value="5,800" calcext:value-type="string">
            <text:p>5,800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$5,500</text:p>
          </table:table-cell>
          <table:table-cell table:formula="of:=MID([.B168]; 2; LEN([.B168])-1)" office:value-type="string" office:string-value="5,500" calcext:value-type="string">
            <text:p>5,500</text:p>
          </table:table-cell>
        </table:table-row>
        <table:table-row table:style-name="ro1">
          <table:table-cell office:value-type="string" calcext:value-type="string">
            <text:p>West Bank</text:p>
          </table:table-cell>
          <table:table-cell office:value-type="string" calcext:value-type="string">
            <text:p>$5,400</text:p>
          </table:table-cell>
          <table:table-cell table:formula="of:=MID([.B169]; 2; LEN([.B169])-1)" office:value-type="string" office:string-value="5,400" calcext:value-type="string">
            <text:p>5,40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$5,300</text:p>
          </table:table-cell>
          <table:table-cell table:formula="of:=MID([.B170]; 2; LEN([.B170])-1)" office:value-type="string" office:string-value="5,300" calcext:value-type="string">
            <text:p>5,30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$5,300</text:p>
          </table:table-cell>
          <table:table-cell table:formula="of:=MID([.B171]; 2; LEN([.B171])-1)" office:value-type="string" office:string-value="5,300" calcext:value-type="string">
            <text:p>5,300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$5,200</text:p>
          </table:table-cell>
          <table:table-cell table:formula="of:=MID([.B172]; 2; LEN([.B172])-1)" office:value-type="string" office:string-value="5,200" calcext:value-type="string">
            <text:p>5,20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$5,100</text:p>
          </table:table-cell>
          <table:table-cell table:formula="of:=MID([.B173]; 2; LEN([.B173])-1)" office:value-type="string" office:string-value="5,100" calcext:value-type="string">
            <text:p>5,100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$5,000</text:p>
          </table:table-cell>
          <table:table-cell table:formula="of:=MID([.B174]; 2; LEN([.B174])-1)" office:value-type="string" office:string-value="5,000" calcext:value-type="string">
            <text:p>5,00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$4,900</text:p>
          </table:table-cell>
          <table:table-cell table:formula="of:=MID([.B175]; 2; LEN([.B175])-1)" office:value-type="string" office:string-value="4,900" calcext:value-type="string">
            <text:p>4,90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$4,800</text:p>
          </table:table-cell>
          <table:table-cell table:formula="of:=MID([.B176]; 2; LEN([.B176])-1)" office:value-type="string" office:string-value="4,800" calcext:value-type="string">
            <text:p>4,80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$4,700</text:p>
          </table:table-cell>
          <table:table-cell table:formula="of:=MID([.B177]; 2; LEN([.B177])-1)" office:value-type="string" office:string-value="4,700" calcext:value-type="string">
            <text:p>4,70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$4,600</text:p>
          </table:table-cell>
          <table:table-cell table:formula="of:=MID([.B178]; 2; LEN([.B178])-1)" office:value-type="string" office:string-value="4,600" calcext:value-type="string">
            <text:p>4,600</text:p>
          </table:table-cell>
        </table:table-row>
        <table:table-row table:style-name="ro1">
          <table:table-cell office:value-type="string" calcext:value-type="string">
            <text:p>Burma</text:p>
          </table:table-cell>
          <table:table-cell office:value-type="string" calcext:value-type="string">
            <text:p>$4,500</text:p>
          </table:table-cell>
          <table:table-cell table:formula="of:=MID([.B179]; 2; LEN([.B179])-1)" office:value-type="string" office:string-value="4,500" calcext:value-type="string">
            <text:p>4,500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$4,400</text:p>
          </table:table-cell>
          <table:table-cell table:formula="of:=MID([.B180]; 2; LEN([.B180])-1)" office:value-type="string" office:string-value="4,400" calcext:value-type="string">
            <text:p>4,40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$4,200</text:p>
          </table:table-cell>
          <table:table-cell table:formula="of:=MID([.B181]; 2; LEN([.B181])-1)" office:value-type="string" office:string-value="4,200" calcext:value-type="string">
            <text:p>4,200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$4,200</text:p>
          </table:table-cell>
          <table:table-cell table:formula="of:=MID([.B182]; 2; LEN([.B182])-1)" office:value-type="string" office:string-value="4,200" calcext:value-type="string">
            <text:p>4,200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$4,100</text:p>
          </table:table-cell>
          <table:table-cell table:formula="of:=MID([.B183]; 2; LEN([.B183])-1)" office:value-type="string" office:string-value="4,100" calcext:value-type="string">
            <text:p>4,100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$4,100</text:p>
          </table:table-cell>
          <table:table-cell table:formula="of:=MID([.B184]; 2; LEN([.B184])-1)" office:value-type="string" office:string-value="4,100" calcext:value-type="string">
            <text:p>4,100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$4,000</text:p>
          </table:table-cell>
          <table:table-cell table:formula="of:=MID([.B185]; 2; LEN([.B185])-1)" office:value-type="string" office:string-value="4,000" calcext:value-type="string">
            <text:p>4,000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$4,000</text:p>
          </table:table-cell>
          <table:table-cell table:formula="of:=MID([.B186]; 2; LEN([.B186])-1)" office:value-type="string" office:string-value="4,000" calcext:value-type="string">
            <text:p>4,00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$3,800</text:p>
          </table:table-cell>
          <table:table-cell table:formula="of:=MID([.B187]; 2; LEN([.B187])-1)" office:value-type="string" office:string-value="3,800" calcext:value-type="string">
            <text:p>3,80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$3,800</text:p>
          </table:table-cell>
          <table:table-cell table:formula="of:=MID([.B188]; 2; LEN([.B188])-1)" office:value-type="string" office:string-value="3,800" calcext:value-type="string">
            <text:p>3,80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$3,700</text:p>
          </table:table-cell>
          <table:table-cell table:formula="of:=MID([.B189]; 2; LEN([.B189])-1)" office:value-type="string" office:string-value="3,700" calcext:value-type="string">
            <text:p>3,700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$3,600</text:p>
          </table:table-cell>
          <table:table-cell table:formula="of:=MID([.B190]; 2; LEN([.B190])-1)" office:value-type="string" office:string-value="3,600" calcext:value-type="string">
            <text:p>3,600</text:p>
          </table:table-cell>
        </table:table-row>
        <table:table-row table:style-name="ro1"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$3,500</text:p>
          </table:table-cell>
          <table:table-cell table:formula="of:=MID([.B191]; 2; LEN([.B191])-1)" office:value-type="string" office:string-value="3,500" calcext:value-type="string">
            <text:p>3,500</text:p>
          </table:table-cell>
        </table:table-row>
        <table:table-row table:style-name="ro1">
          <table:table-cell office:value-type="string" calcext:value-type="string">
            <text:p>Congo, Republic of the</text:p>
          </table:table-cell>
          <table:table-cell office:value-type="string" calcext:value-type="string">
            <text:p>$3,400</text:p>
          </table:table-cell>
          <table:table-cell table:formula="of:=MID([.B192]; 2; LEN([.B192])-1)" office:value-type="string" office:string-value="3,400" calcext:value-type="string">
            <text:p>3,400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$3,300</text:p>
          </table:table-cell>
          <table:table-cell table:formula="of:=MID([.B193]; 2; LEN([.B193])-1)" office:value-type="string" office:string-value="3,300" calcext:value-type="string">
            <text:p>3,300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$3,300</text:p>
          </table:table-cell>
          <table:table-cell table:formula="of:=MID([.B194]; 2; LEN([.B194])-1)" office:value-type="string" office:string-value="3,300" calcext:value-type="string">
            <text:p>3,30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$3,300</text:p>
          </table:table-cell>
          <table:table-cell table:formula="of:=MID([.B195]; 2; LEN([.B195])-1)" office:value-type="string" office:string-value="3,300" calcext:value-type="string">
            <text:p>3,300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$3,200</text:p>
          </table:table-cell>
          <table:table-cell table:formula="of:=MID([.B196]; 2; LEN([.B196])-1)" office:value-type="string" office:string-value="3,200" calcext:value-type="string">
            <text:p>3,20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$3,100</text:p>
          </table:table-cell>
          <table:table-cell table:formula="of:=MID([.B197]; 2; LEN([.B197])-1)" office:value-type="string" office:string-value="3,100" calcext:value-type="string">
            <text:p>3,100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$2,900</text:p>
          </table:table-cell>
          <table:table-cell table:formula="of:=MID([.B198]; 2; LEN([.B198])-1)" office:value-type="string" office:string-value="2,900" calcext:value-type="string">
            <text:p>2,90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$2,800</text:p>
          </table:table-cell>
          <table:table-cell table:formula="of:=MID([.B199]; 2; LEN([.B199])-1)" office:value-type="string" office:string-value="2,800" calcext:value-type="string">
            <text:p>2,80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$2,800</text:p>
          </table:table-cell>
          <table:table-cell table:formula="of:=MID([.B200]; 2; LEN([.B200])-1)" office:value-type="string" office:string-value="2,800" calcext:value-type="string">
            <text:p>2,800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$2,700</text:p>
          </table:table-cell>
          <table:table-cell table:formula="of:=MID([.B201]; 2; LEN([.B201])-1)" office:value-type="string" office:string-value="2,700" calcext:value-type="string">
            <text:p>2,70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$2,700</text:p>
          </table:table-cell>
          <table:table-cell table:formula="of:=MID([.B202]; 2; LEN([.B202])-1)" office:value-type="string" office:string-value="2,700" calcext:value-type="string">
            <text:p>2,700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$2,600</text:p>
          </table:table-cell>
          <table:table-cell table:formula="of:=MID([.B203]; 2; LEN([.B203])-1)" office:value-type="string" office:string-value="2,600" calcext:value-type="string">
            <text:p>2,600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$2,500</text:p>
          </table:table-cell>
          <table:table-cell table:formula="of:=MID([.B204]; 2; LEN([.B204])-1)" office:value-type="string" office:string-value="2,500" calcext:value-type="string">
            <text:p>2,500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$2,500</text:p>
          </table:table-cell>
          <table:table-cell table:formula="of:=MID([.B205]; 2; LEN([.B205])-1)" office:value-type="string" office:string-value="2,500" calcext:value-type="string">
            <text:p>2,500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$2,300</text:p>
          </table:table-cell>
          <table:table-cell table:formula="of:=MID([.B206]; 2; LEN([.B206])-1)" office:value-type="string" office:string-value="2,300" calcext:value-type="string">
            <text:p>2,300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$2,300</text:p>
          </table:table-cell>
          <table:table-cell table:formula="of:=MID([.B207]; 2; LEN([.B207])-1)" office:value-type="string" office:string-value="2,300" calcext:value-type="string">
            <text:p>2,300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$2,300</text:p>
          </table:table-cell>
          <table:table-cell table:formula="of:=MID([.B208]; 2; LEN([.B208])-1)" office:value-type="string" office:string-value="2,300" calcext:value-type="string">
            <text:p>2,3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$2,200</text:p>
          </table:table-cell>
          <table:table-cell table:formula="of:=MID([.B209]; 2; LEN([.B209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Gambia, The</text:p>
          </table:table-cell>
          <table:table-cell office:value-type="string" calcext:value-type="string">
            <text:p>$2,200</text:p>
          </table:table-cell>
          <table:table-cell table:formula="of:=MID([.B210]; 2; LEN([.B210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$2,200</text:p>
          </table:table-cell>
          <table:table-cell table:formula="of:=MID([.B211]; 2; LEN([.B211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$2,200</text:p>
          </table:table-cell>
          <table:table-cell table:formula="of:=MID([.B212]; 2; LEN([.B212])-1)" office:value-type="string" office:string-value="2,200" calcext:value-type="string">
            <text:p>2,200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$2,100</text:p>
          </table:table-cell>
          <table:table-cell table:formula="of:=MID([.B213]; 2; LEN([.B213])-1)" office:value-type="string" office:string-value="2,100" calcext:value-type="string">
            <text:p>2,100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$2,100</text:p>
          </table:table-cell>
          <table:table-cell table:formula="of:=MID([.B214]; 2; LEN([.B214])-1)" office:value-type="string" office:string-value="2,100" calcext:value-type="string">
            <text:p>2,100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$2,000</text:p>
          </table:table-cell>
          <table:table-cell table:formula="of:=MID([.B215]; 2; LEN([.B215])-1)" office:value-type="string" office:string-value="2,000" calcext:value-type="string">
            <text:p>2,000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$1,800</text:p>
          </table:table-cell>
          <table:table-cell table:formula="of:=MID([.B216]; 2; LEN([.B216])-1)" office:value-type="string" office:string-value="1,800" calcext:value-type="string">
            <text:p>1,800</text:p>
          </table:table-cell>
        </table:table-row>
        <table:table-row table:style-name="ro1">
          <table:table-cell office:value-type="string" calcext:value-type="string">
            <text:p>Korea, North</text:p>
          </table:table-cell>
          <table:table-cell office:value-type="string" calcext:value-type="string">
            <text:p>$1,700</text:p>
          </table:table-cell>
          <table:table-cell table:formula="of:=MID([.B217]; 2; LEN([.B217])-1)" office:value-type="string" office:string-value="1,700" calcext:value-type="string">
            <text:p>1,700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$1,600</text:p>
          </table:table-cell>
          <table:table-cell table:formula="of:=MID([.B218]; 2; LEN([.B218])-1)" office:value-type="string" office:string-value="1,600" calcext:value-type="string">
            <text:p>1,60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$1,600</text:p>
          </table:table-cell>
          <table:table-cell table:formula="of:=MID([.B219]; 2; LEN([.B219])-1)" office:value-type="string" office:string-value="1,600" calcext:value-type="string">
            <text:p>1,600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$1,600</text:p>
          </table:table-cell>
          <table:table-cell table:formula="of:=MID([.B220]; 2; LEN([.B220])-1)" office:value-type="string" office:string-value="1,600" calcext:value-type="string">
            <text:p>1,600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$1,500</text:p>
          </table:table-cell>
          <table:table-cell table:formula="of:=MID([.B221]; 2; LEN([.B221])-1)" office:value-type="string" office:string-value="1,500" calcext:value-type="string">
            <text:p>1,5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$1,500</text:p>
          </table:table-cell>
          <table:table-cell table:formula="of:=MID([.B222]; 2; LEN([.B222])-1)" office:value-type="string" office:string-value="1,500" calcext:value-type="string">
            <text:p>1,50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$1,500</text:p>
          </table:table-cell>
          <table:table-cell table:formula="of:=MID([.B223]; 2; LEN([.B223])-1)" office:value-type="string" office:string-value="1,500" calcext:value-type="string">
            <text:p>1,500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$1,400</text:p>
          </table:table-cell>
          <table:table-cell table:formula="of:=MID([.B224]; 2; LEN([.B224])-1)" office:value-type="string" office:string-value="1,400" calcext:value-type="string">
            <text:p>1,40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$1,200</text:p>
          </table:table-cell>
          <table:table-cell table:formula="of:=MID([.B225]; 2; LEN([.B225])-1)" office:value-type="string" office:string-value="1,200" calcext:value-type="string">
            <text:p>1,20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$1,200</text:p>
          </table:table-cell>
          <table:table-cell table:formula="of:=MID([.B226]; 2; LEN([.B226])-1)" office:value-type="string" office:string-value="1,200" calcext:value-type="string">
            <text:p>1,200</text:p>
          </table:table-cell>
        </table:table-row>
        <table:table-row table:style-name="ro1">
          <table:table-cell office:value-type="string" calcext:value-type="string">
            <text:p>Congo, Democratic Republic of the</text:p>
          </table:table-cell>
          <table:table-cell office:value-type="string" calcext:value-type="string">
            <text:p>$1,100</text:p>
          </table:table-cell>
          <table:table-cell table:formula="of:=MID([.B227]; 2; LEN([.B227])-1)" office:value-type="string" office:string-value="1,100" calcext:value-type="string">
            <text:p>1,100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$900</text:p>
          </table:table-cell>
          <table:table-cell table:formula="of:=MID([.B228]; 2; LEN([.B228])-1)" office:value-type="string" office:string-value="900" calcext:value-type="string">
            <text:p>900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$800</text:p>
          </table:table-cell>
          <table:table-cell table:formula="of:=MID([.B229]; 2; LEN([.B229])-1)" office:value-type="string" office:string-value="800" calcext:value-type="string">
            <text:p>800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$700</text:p>
          </table:table-cell>
          <table:table-cell table:formula="of:=MID([.B230]; 2; LEN([.B230])-1)" office:value-type="string" office:string-value="700" calcext:value-type="string">
            <text:p>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2:16:23.113000000</meta:creation-date>
    <dc:date>2023-07-20T12:17:47.617000000</dc:date>
    <meta:editing-duration>PT1M24S</meta:editing-duration>
    <meta:editing-cycles>1</meta:editing-cycles>
    <meta:document-statistic meta:table-count="1" meta:cell-count="688" meta:object-count="0"/>
    <meta:generator>LibreOffice/6.2.4.2$Windows_X86_64 LibreOffice_project/2412653d852ce75f65fbfa83fb7e7b669a126d64</meta:generator>
  </office:meta>
</office:document-meta>
</file>